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bd1c" officeooo:paragraph-rsid="0007bd1c"/>
    </style:style>
    <style:style style:name="P2" style:family="paragraph" style:parent-style-name="Standard">
      <style:text-properties officeooo:rsid="0009b86f" officeooo:paragraph-rsid="0009b86f"/>
    </style:style>
    <style:style style:name="P3" style:family="paragraph" style:parent-style-name="Standard">
      <style:text-properties officeooo:rsid="0010af6c" officeooo:paragraph-rsid="0010af6c"/>
    </style:style>
    <style:style style:name="P4" style:family="paragraph" style:parent-style-name="Standard">
      <style:text-properties officeooo:rsid="0009b86f" officeooo:paragraph-rsid="0009b86f"/>
    </style:style>
    <style:style style:name="P5" style:family="paragraph" style:parent-style-name="Standard">
      <style:text-properties officeooo:rsid="0012bbb5" officeooo:paragraph-rsid="0012bbb5"/>
    </style:style>
    <style:style style:name="P6" style:family="paragraph" style:parent-style-name="Standard">
      <style:text-properties officeooo:rsid="0013dd86" officeooo:paragraph-rsid="0013dd86"/>
    </style:style>
    <style:style style:name="T1" style:family="text">
      <style:text-properties officeooo:rsid="0009b86f"/>
    </style:style>
    <style:style style:name="T2" style:family="text">
      <style:text-properties officeooo:rsid="000b40a4"/>
    </style:style>
    <style:style style:name="T3" style:family="text">
      <style:text-properties officeooo:rsid="000ce7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install Physics Competition </text:p>
      <text:p text:style-name="P1"/>
      <text:p text:style-name="P1">1. git clone URL</text:p>
      <text:p text:style-name="P1">2. in RESTServer and login_test run npm install to download all missing directories</text:p>
      <text:p text:style-name="P1">3.log in as root user and create a new user for yourself to create SQL database from V2.sql in RESTServer/DB</text:p>
      <text:p text:style-name="P1">4.in RESTServer/routes you must create a <text:span text:style-name="T1">c</text:span>onnection.json file, use exampleConnection.json as a reference.</text:p>
      <text:p text:style-name="P2">5.you must then run npm <text:span text:style-name="T3">run </text:span>build on login_test <text:span text:style-name="T2">(NOTE: node must be at least version 6, and npm must be updated)</text:span></text:p>
      <text:p text:style-name="P2"/>
      <text:p text:style-name="P3">6. To get the Evaluation Client up to date you must install maven,</text:p>
      <text:p text:style-name="P5">7. make sure Eclipse is installed on your machine and then you must download Maven 2 Eclipse.</text:p>
      <text:p text:style-name="P5">8. to download Maven2Eclipse open eclipse and under the help menu click install new software, and click add site, you can use <text:a xlink:type="simple" xlink:href="http://www.eclipse.org/m2e/m2e-downloads.html">http://www.eclipse.org/m2e/m2e-downloads.html</text:a> to find the address for the version you want.</text:p>
      <text:p text:style-name="P5">9. if you are using an older version of eclipse then you must use an older version of M2E I had to use version 1.3.1 of M2e to go with my version 3.8 eclipse.</text:p>
      <text:p text:style-name="P5">10. to create an uber jar file then just type mvn package in terminal and a uber jar file will appear in the target directory in Evaluation Client.</text:p>
      <text:p text:style-name="P6">11.To run the executable use the command java -jar {jar file name}, you will need the rest server open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0:55:00.254967239</meta:creation-date>
    <dc:date>2018-07-17T16:59:59.264459890</dc:date>
    <meta:editing-duration>PT2H2M27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219" meta:character-count="1239" meta:non-whitespace-character-count="1031"/>
  </office:meta>
</office:document-meta>
</file>